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35cm" fo:min-width="2.5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298cm" fo:min-width="2.448cm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draw:layer="layout" svg:width="3cm" svg:height="1.6cm" svg:x="9.5cm" svg:y="2.1cm">
          <text:p text:style-name="P1">Комп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1.6cm" svg:x="13.8cm" svg:y="4.7cm">
          <text:p text:style-name="P1">Комп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1.6cm" svg:x="13.8cm" svg:y="9cm">
          <text:p text:style-name="P1">Комп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1.6cm" svg:x="5.4cm" svg:y="4.7cm">
          <text:p text:style-name="P1">Комп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1.6cm" svg:x="5.4cm" svg:y="9cm">
          <text:p text:style-name="P1">Комп<text:span text:style-name="T1">4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09cm" svg:height="0.962cm" svg:x="1.41cm" svg:y="1.138cm">
          <draw:text-box>
            <text:p>Сеть:</text:p>
          </draw:text-box>
        </draw:frame>
        <draw:line draw:style-name="gr4" draw:text-style-name="P4" draw:layer="layout" svg:x1="12.5cm" svg:y1="2.9cm" svg:x2="15.2cm" svg:y2="4.7cm">
          <text:p/>
        </draw:line>
        <draw:line draw:style-name="gr4" draw:text-style-name="P4" draw:layer="layout" svg:x1="11cm" svg:y1="3.7cm" svg:x2="6.9cm" svg:y2="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.7cm" fo:page-height="12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1-30T14:00:19.731000000</meta:creation-date>
    <dc:date>2021-11-30T14:05:35.728000000</dc:date>
    <meta:editing-duration>PT5M14S</meta:editing-duration>
    <meta:editing-cycles>3</meta:editing-cycles>
    <meta:generator>LibreOffice/5.4.3.2$Windows_X86_64 LibreOffice_project/92a7159f7e4af62137622921e809f8546db437e5</meta:generator>
    <meta:document-statistic meta:object-count="8"/>
  </office:meta>
</office:document-meta>
</file>